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773cm" fo:break-before="auto" style:use-optimal-row-height="tru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5cm" fo:break-before="auto" style:use-optimal-row-height="true"/>
    </style:style>
    <style:style style:name="ro9" style:family="table-row">
      <style:table-row-properties style:row-height="0.52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実作業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1" style:family="table-cell" style:parent-style-name="Default">
      <style:table-cell-properties fo:border="none"/>
      <style:map style:condition="is-true-formula(AND([.$F12]&lt;[.J$9];[.$G12]&gt;[.I$9]))" style:apply-style-name="実作業バー" style:base-cell-address="Sheet1.I12"/>
      <style:map style:condition="is-true-formula(OR([.$F12]&gt;=[.J$9];[.$G12]&lt;=[.I$9]))" style:apply-style-name="Default_20__28_user_29_" style:base-cell-address="Sheet1.I12"/>
    </style:style>
    <style:style style:name="ce12" style:family="table-cell" style:parent-style-name="Default">
      <style:table-cell-properties fo:border="none"/>
      <style:map style:condition="is-true-formula(AND([.$E13]&lt;=[.I$9];[.$F13]&gt;[.I$9]))" style:apply-style-name="作業予定バー" style:base-cell-address="Sheet1.I13"/>
      <style:map style:condition="is-true-formula(OR([.$E13]&gt;[.I$9];[.$F13]&lt;=[.I$9]))" style:apply-style-name="Default_20__28_user_29_" style:base-cell-address="Sheet1.I13"/>
    </style:style>
    <style:style style:name="ce13" style:family="table-cell" style:parent-style-name="Default">
      <style:table-cell-properties fo:border="none"/>
      <style:map style:condition="is-true-formula(AND([.$F11]&lt;[.J$9];[.$G11]&gt;[.I$9]))" style:apply-style-name="実作業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4" style:family="table-cell" style:parent-style-name="Default">
      <style:table-cell-properties fo:border="none"/>
      <style:map style:condition="is-true-formula(AND([.$F12]&lt;[.J$9];[.$G12]&gt;[.I$9]))" style:apply-style-name="実作業バー" style:base-cell-address="Sheet1.I12"/>
      <style:map style:condition="is-true-formula(OR([.$F12]&gt;=[.J$9];[.$G12]&lt;=[.I$9]))" style:apply-style-name="Default_20__28_user_29_" style:base-cell-address="Sheet1.I12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6-27" calcext:value-type="date">
            <text:p>6月27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5.1" calcext:value-type="float">
            <text:p>5.1</text:p>
          </table:table-cell>
          <table:table-cell office:value-type="string" calcext:value-type="string">
            <text:p>内部設計書変更</text:p>
          </table:table-cell>
          <table:table-cell office:value-type="string" calcext:value-type="string">
            <text:p>上前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30" calcext:value-type="float">
            <text:p>3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6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5.1" calcext:value-type="float">
            <text:p>5.1</text:p>
          </table:table-cell>
          <table:table-cell office:value-type="string" calcext:value-type="string">
            <text:p>内部設計書変更</text:p>
          </table:table-cell>
          <table:table-cell office:value-type="string" calcext:value-type="string">
            <text:p>上前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30" calcext:value-type="float">
            <text:p>30</text:p>
          </table:table-cell>
          <table:table-cell table:style-name="ce14" table:number-columns-repeated="50"/>
          <table:table-cell table:number-columns-repeated="966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継続したい点：</text:p>
          </table:table-cell>
          <table:table-cell office:value-type="string" calcext:value-type="string">
            <text:p><text:s/>予定通りに進んではいる事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改善すべき点：</text:p>
          </table:table-cell>
          <table:table-cell office:value-type="string" calcext:value-type="string">
            <text:p>github上でエラーがおこったので、次回までに改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3:Sheet1.BE13">
            <calcext:condition calcext:apply-style-name="作業予定バー" calcext:value="formula-is(AND([.$E13]&lt;=[.I$9];[.$F13]&gt;[.I$9]))" calcext:base-cell-address="Sheet1.I13"/>
            <calcext:condition calcext:apply-style-name="Default (user)" calcext:value="formula-is(OR([.$E13]&gt;[.I$9];[.$F13]&lt;=[.I$9]))" calcext:base-cell-address="Sheet1.I13"/>
          </calcext:conditional-format>
          <calcext:conditional-format calcext:target-range-address="Sheet1.I12:Sheet1.BF12">
            <calcext:condition calcext:apply-style-name="実作業バー" calcext:value="formula-is(AND([.$F12]&lt;[.J$9];[.$G12]&gt;[.I$9]))" calcext:base-cell-address="Sheet1.I12"/>
            <calcext:condition calcext:apply-style-name="Default (user)" calcext:value="formula-is(OR([.$F12]&gt;=[.J$9];[.$G12]&lt;=[.I$9]))" calcext:base-cell-address="Sheet1.I12"/>
          </calcext:conditional-format>
          <calcext:conditional-format calcext:target-range-address="Sheet1.I11:Sheet1.BF11">
            <calcext:condition calcext:apply-style-name="実作業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6:Sheet1.BF16">
            <calcext:condition calcext:apply-style-name="実作業バー" calcext:value="formula-is(AND([.$F16]&lt;[.J$9];[.$G16]&gt;[.I$9]))" calcext:base-cell-address="Sheet1.I16"/>
            <calcext:condition calcext:apply-style-name="Default (user)" calcext:value="formula-is(OR([.$F16]&gt;=[.J$9];[.$G16]&lt;=[.I$9]))" calcext:base-cell-address="Sheet1.I16"/>
          </calcext:conditional-format>
          <calcext:conditional-format calcext:target-range-address="Sheet1.I15:Sheet1.BF15">
            <calcext:condition calcext:apply-style-name="実作業バー" calcext:value="formula-is(AND([.$F15]&lt;[.J$9];[.$G15]&gt;[.I$9]))" calcext:base-cell-address="Sheet1.I15"/>
            <calcext:condition calcext:apply-style-name="Default (user)" calcext:value="formula-is(OR([.$F15]&gt;=[.J$9];[.$G15]&lt;=[.I$9]))" calcext:base-cell-address="Sheet1.I15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05:51.467406000</meta:creation-date>
    <meta:editing-duration>PT2M30S</meta:editing-duration>
    <meta:editing-cycles>6</meta:editing-cycles>
    <meta:generator>LibreOffice/4.1.2.3$MacOSX_x86 LibreOffice_project/40b2d7fde7e8d2d7bc5a449dc65df4d08a7dd38</meta:generator>
    <dc:date>2014-06-27T17:52:50.238779000</dc:date>
    <meta:document-statistic meta:table-count="3" meta:cell-count="113" meta:object-count="0"/>
  </office:meta>
</office:document-meta>
</file>